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409cm" fo:margin-left="0cm" table:align="left"/>
    </style:style>
    <style:style style:name="Table1.A" style:family="table-column">
      <style:table-column-properties style:column-width="2.593cm"/>
    </style:style>
    <style:style style:name="Table1.B" style:family="table-column">
      <style:table-column-properties style:column-width="3.272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justify" style:justify-single-word="false" fo:break-before="page"/>
      <style:text-properties fo:color="#000000" style:font-name="Times New Roman"/>
    </style:style>
    <style:style style:name="P2" style:family="paragraph" style:parent-style-name="Text_20_body">
      <style:text-properties fo:font-size="26pt" style:font-size-asian="26pt" style:font-size-complex="26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Text_20_body">
      <style:paragraph-properties fo:text-align="start" style:justify-single-word="false"/>
    </style:style>
    <style:style style:name="P6" style:family="paragraph" style:parent-style-name="Standard">
      <style:paragraph-properties fo:text-align="justify" style:justify-single-word="false"/>
      <style:text-properties style:font-name="AnjaliOldLipi"/>
    </style:style>
    <style:style style:name="P7" style:family="paragraph" style:parent-style-name="Standard">
      <style:paragraph-properties fo:text-align="justify" style:justify-single-word="false"/>
      <style:text-properties fo:color="#000000" style:font-name="Times New Roman"/>
    </style:style>
    <style:style style:name="P8" style:family="paragraph" style:parent-style-name="Standard">
      <style:paragraph-properties fo:text-align="justify" style:justify-single-word="false"/>
      <style:text-properties fo:color="#000000" style:font-name="Times New Roman" fo:font-size="16pt" style:font-size-asian="16pt" style:font-size-complex="16pt"/>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justify" style:justify-single-word="false"/>
      <style:text-properties style:font-name="Times New Roman"/>
    </style:style>
    <style:style style:name="P12" style:family="paragraph" style:parent-style-name="Table_20_Contents">
      <style:paragraph-properties fo:text-align="justify" style:justify-single-word="false"/>
    </style:style>
    <style:style style:name="P13" style:family="paragraph" style:parent-style-name="Text_20_body" style:master-page-name="MP0">
      <style:paragraph-properties style:page-number="auto" fo:break-before="page"/>
      <style:text-properties fo:color="#454fa1" fo:font-size="16pt" style:font-size-asian="16pt" style:font-size-complex="16pt"/>
    </style:style>
    <style:style style:name="T1" style:family="text">
      <style:text-properties style:font-name="AnjaliOldLipi"/>
    </style:style>
    <style:style style:name="T2" style:family="text">
      <style:text-properties style:font-name="AnjaliOldLipi" fo:font-size="18pt" style:font-size-asian="18pt" style:font-size-complex="18pt"/>
    </style:style>
    <style:style style:name="T3" style:family="text">
      <style:text-properties style:font-name="AnjaliOldLipi" style:text-underline-style="solid" style:text-underline-width="auto" style:text-underline-color="font-color" style:text-underline-mode="continuous" style:text-overline-mode="continuous" style:text-line-through-mode="continuous"/>
    </style:style>
    <style:style style:name="T4" style:family="text">
      <style:text-properties style:font-name="AnjaliOldLipi" fo:font-size="16pt" style:font-size-asian="16pt" style:font-size-complex="16pt"/>
    </style:style>
    <style:style style:name="T5" style:family="text">
      <style:text-properties style:font-name="AnjaliOldLipi" fo:font-weight="bold" style:font-weight-asian="bold" style:font-weight-complex="bold"/>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style>
    <style:style style:name="T7" style:family="text">
      <style:text-properties fo:color="#000000" style:font-name="AnjaliOldLipi"/>
    </style:style>
    <style:style style:name="T8" style:family="text">
      <style:text-properties fo:color="#000000" style:font-name="AnjaliOldLipi" fo:font-size="18pt" style:font-size-asian="18pt" style:font-size-complex="18pt"/>
    </style:style>
    <style:style style:name="T9" style:family="text">
      <style:text-properties fo:color="#000000" style:text-position="sub 67%" style:font-name="AnjaliOldLipi"/>
    </style:style>
    <style:style style:name="T10" style:family="text">
      <style:text-properties style:text-position="sub 67%" style:font-name="AnjaliOldLipi"/>
    </style:style>
    <style:style style:name="T11" style:family="text">
      <style:text-properties style:text-position="sub 67%" style:font-name="Times New Roman"/>
    </style:style>
    <style:style style:name="T12" style:family="text">
      <style:text-properties style:font-name="Times New Roman"/>
    </style:style>
    <style:style style:name="fr1"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ojciech Moszczyński</text:p>
      <text:p text:style-name="P2">Wybór strategii sprzedaży w warunkach niepewności gospodarczej za pomocą programowania operacyjnego. Teoria wyboru strategii czystej.</text:p>
      <text:p text:style-name="P3"/>
      <text:p text:style-name="P3"><text:tab/>Obecne czasy nie można nazwać spokojnymi. Wzrastająca inflacja spadek kursu walut, brak rąk do pracy i wprowadzane naprędce nowe prawo podatkowe. Wszystko to dzieje się w szczycie kolejnej fali pandemii covid-19. W takich warunkach znalazły się małe i duże firmy w Polsce.</text:p>
      <text:p text:style-name="P3"><text:tab/>Jest koniec roku, przedsiębiorcy muszą wybrać strategie prowadzenia działalności na następny rok. Czy mają kupować nowe maszyny lub nieruchomości, wydać pieniądze, które i tak z powodu inflacja i spadku kursu wymiany złotego <text:s/>cały czas topnieją. Może zrobić odwrotnie? Ulokować pieniądze i poczekać, aż nastąpi zapowiadane ochłodzenie gospodarki w połowie 2022 roku. A co jeżeli do takiej recesji nie dojdzie? Co się stanie, jeżeli Unia Europejska zatrzyma dopłaty bezpośrednie dla rolników. Jak zachowają się wtedy ceny zbóż na giełdach towarowych? Za ile będziemy kupowali mąkę do naszych piekarni i cukierni. Co stanie się z cenami chleba?</text:p>
      <text:p text:style-name="P6"/>
      <text:p text:style-name="P3">Nie sposób wymienić wszystkich możliwych scenariuszy gospodarczych. Można jednak spróbować wypisać kilka najbardziej prawdopodobnych. Mając kilka scenariuszy gospodarczych można próbować do nich dostosować strategię. Ale jak wybrać optymalną strategię? Taką, która zwiększałby prawdopodobieństwo wielkich zarobków albo chociaż zminimalizuje nasze straty.</text:p>
      <text:p text:style-name="P6"/>
      <text:p text:style-name="P3"><text:span text:style-name="Domyślna_20_czcionka_20_akapitu"><text:span text:style-name="T2">Teoria wyboru strategii czystej</text:span></text:span></text:p>
      <text:p text:style-name="P3">Na początek garść teorii, która jest bardziej przypomina filozofię niż pragmatyczne rozważania matematyczne. Mówiąc o wyborze strategii czystej mówimy o wyborze jednej strategii. Nie zakładamy więc wyboru jakiegoś wariantu mieszanego. W tym opracowaniu zajmiemy się wyborem jednorazowej i wielorazowej strategii działania. Optymalny wybór musi być dokonany za pomocą określonej reguły. W ekonomii nie zakłada się, że ktoś dokonał wyboru na podstawia własnych subiektywnych przeczuć. Istnieje szereg reguł wyboru. Poniżej przedstawię najbardziej popularne z nich.</text:p>
      <text:p text:style-name="P4">Reguła Bayesa -Laplace’a</text:p>
      <text:p text:style-name="P3">Przy strategii krótkoterminowej, którą ma być powtarzana wielokrotnie stresujemy zasadę Bayesa -Laplace’a. Analizę prawdopodobieństwa Bayesa opisałem w czerwcowej edycji „Przeglądu zbożowego i młynarskiego”<text:span text:style-name="Odwołanie_20_przypisu_20_dolnego"><text:note text:id="ftn1" text:note-class="footnote"><text:note-citation>1</text:note-citation><text:note-body><text:p text:style-name="Standard">. Algorytm prognostyczny Naive Bayes, Wojciech Moszczyński, Ewa Moszczyńska, „Przegląd zbożowy i młynarski” 6/2021</text:p></text:note-body></text:note></text:span>. Strategia Bayesa polega na przyjęciu założenia, że każdy stan natury, <text:soft-page-break/>w naszym przypadku każdy stan gospodarki jest jednakowo prawdopodobny. W tej regule wybieramy taką strategie, która przyniesie nam największy zysk średni. <text:s/>Regułę tą stosujemy również do wyboru strategii jednokrotnych.</text:p>
      <text:p text:style-name="P4">Reguła Walda</text:p>
      <text:p text:style-name="P3">Regułę tą nazywa się strategią skrajnego pesymisty. W tym podejściu wybiera się tą decyzję, która w najgorszym możliwym wariancie stanu gospodarki daje najwyższe zyski.</text:p>
      <text:p text:style-name="P6"/>
      <text:p text:style-name="P4">Reguła Maximum</text:p>
      <text:p text:style-name="P3">Jest odwrotnością reguły Waldera czyli jest regułą skrajnego optymisty. Wybiera się tą decyzję, która w najlepszym możliwym wariancie stanu gospodarki daje najwyższe zyski.</text:p>
      <text:p text:style-name="P6"/>
      <text:p text:style-name="P3"><text:span text:style-name="Domyślna_20_czcionka_20_akapitu"><text:span text:style-name="T6">Reguła Hurwicza</text:span></text:span></text:p>
      <text:p text:style-name="P3"><text:span text:style-name="Domyślna_20_czcionka_20_akapitu"><text:span text:style-name="T7">Jest to podejście pośrednie pomiędzy regułą Welda a strategią maximum. Wybór strategii zależy od współczynnika ostrożności menadżera. Każdy menadżer ma swój własny współczynnik ostrożności φ. Dla każdej decyzji liczymy wartość jej współczynnika pesymizmu φmin+(1-φ)max. Za chwilę użyjemy tej reguły w praktyce.</text:span></text:span></text:p>
      <text:p text:style-name="P7"/>
      <text:p text:style-name="P3"><text:span text:style-name="Domyślna_20_czcionka_20_akapitu"><text:span text:style-name="T3">Reguła Savage’a</text:span></text:span><text:span text:style-name="Domyślna_20_czcionka_20_akapitu"><text:span text:style-name="T1"> – zbudowaną macierz zysków osiąganych dla kombinacji stanów gospodarki i wybranych strategii przekształcamy w macierz względnych strat, którą można interpretować jako macierz utraconych korzyści. Z tej tabeli należy wybrać tę decyzję, która minimalizuje maksymalne straty.</text:span></text:span></text:p>
      <text:p text:style-name="P8"/>
      <text:p text:style-name="P3"><text:span text:style-name="Domyślna_20_czcionka_20_akapitu"><text:span text:style-name="T4">Praktyczne zastosowanie niektórych reguł wyboru strategii</text:span></text:span></text:p>
      <text:p text:style-name="P7"/>
      <text:p text:style-name="P3"><text:span text:style-name="Domyślna_20_czcionka_20_akapitu"><text:span text:style-name="T1">Właściciel piekarni musi wybrać strategie na przyszły rok. Czy kupować maszyny, kupić czy sprzedać kilka sklepów, może odnowić flotę samochodów lub zainwestować w sklep internetowy? Piekarz założył trzy scenariusze stanu gospodarki: G</text:span></text:span><text:span text:style-name="Domyślna_20_czcionka_20_akapitu"><text:span text:style-name="T10">1</text:span></text:span><text:span text:style-name="Domyślna_20_czcionka_20_akapitu"><text:span text:style-name="T1">- recesję, G</text:span></text:span><text:span text:style-name="Domyślna_20_czcionka_20_akapitu"><text:span text:style-name="T10">2 –</text:span></text:span><text:span text:style-name="Domyślna_20_czcionka_20_akapitu"><text:span text:style-name="T1"> hossę oraz G</text:span></text:span><text:span text:style-name="Domyślna_20_czcionka_20_akapitu"><text:span text:style-name="T10">3 –</text:span></text:span><text:span text:style-name="Domyślna_20_czcionka_20_akapitu"><text:span text:style-name="T1"> stabilizację. Następnie sformułował on trzy strategie działania na przyszły rok. Strategię nazwał S</text:span></text:span><text:span text:style-name="Domyślna_20_czcionka_20_akapitu"><text:span text:style-name="T10">1</text:span></text:span><text:span text:style-name="Domyślna_20_czcionka_20_akapitu"><text:span text:style-name="T1">, S</text:span></text:span><text:span text:style-name="Domyślna_20_czcionka_20_akapitu"><text:span text:style-name="T10">2</text:span></text:span><text:span text:style-name="Domyślna_20_czcionka_20_akapitu"><text:span text:style-name="T1"> i S</text:span></text:span><text:span text:style-name="Domyślna_20_czcionka_20_akapitu"><text:span text:style-name="T10">3</text:span></text:span><text:span text:style-name="Domyślna_20_czcionka_20_akapitu"><text:span text:style-name="T1">. Właściciel piekarni wprowadził wszystkie najważniejsze parametry makroekonomiczne każdego z trzech zakładanych stanów gospodarki do arkusza kalkulacyjnego. Potem zestawił je ze swoimi strategiami i w ten sposób obliczył ile rocznie zarobi na każdej strategii w zależności od stanu gospodarki G</text:span></text:span><text:span text:style-name="Domyślna_20_czcionka_20_akapitu"><text:span text:style-name="T10">1</text:span></text:span><text:span text:style-name="Domyślna_20_czcionka_20_akapitu"><text:span text:style-name="T1">,G</text:span></text:span><text:span text:style-name="Domyślna_20_czcionka_20_akapitu"><text:span text:style-name="T10">2</text:span></text:span><text:span text:style-name="Domyślna_20_czcionka_20_akapitu"><text:span text:style-name="T1"> i G</text:span></text:span><text:span text:style-name="Domyślna_20_czcionka_20_akapitu"><text:span text:style-name="T10">3</text:span></text:span><text:span text:style-name="Domyślna_20_czcionka_20_akapitu"><text:span text:style-name="T1">.</text:span></text:span></text:p>
      <text:p text:style-name="P3"><text:span text:style-name="Domyślna_20_czcionka_20_akapitu"><text:span text:style-name="T1">Poniższe tabela przedstawia efekty obliczeń właściciela piekarni.</text:span></text:span></text:p>
      <text:p text:style-name="P7"/>
      <text:p text:style-name="P1"/>
      <text:p text:style-name="P3"><text:span text:style-name="Domyślna_20_czcionka_20_akapitu"><text:span text:style-name="T5">Tabela1</text:span></text:span><text:span text:style-name="Domyślna_20_czcionka_20_akapitu"><text:span text:style-name="T1">. Potencjalny zyski w mln zł ze strategii w zależności od stanu gospodarki</text:span></text:span></text:p>
      <table:table table:name="Table1" table:style-name="Table1">
        <table:table-column table:style-name="Table1.A"/>
        <table:table-column table:style-name="Table1.B" table:number-columns-repeated="3"/>
        <table:table-row>
          <table:table-cell table:style-name="Table1.A1" office:value-type="string">
            <text:p text:style-name="P11"/>
          </table:table-cell>
          <table:table-cell table:style-name="Table1.A1" office:value-type="string">
            <text:p text:style-name="P12"><text:span text:style-name="Domyślna_20_czcionka_20_akapitu"><text:span text:style-name="T12">G</text:span></text:span><text:span text:style-name="Domyślna_20_czcionka_20_akapitu"><text:span text:style-name="T11">1</text:span></text:span><text:span text:style-name="Domyślna_20_czcionka_20_akapitu"><text:span text:style-name="T12"> recesja</text:span></text:span></text:p>
          </table:table-cell>
          <table:table-cell table:style-name="Table1.A1" office:value-type="string">
            <text:p text:style-name="P12"><text:span text:style-name="Domyślna_20_czcionka_20_akapitu"><text:span text:style-name="T12">G</text:span></text:span><text:span text:style-name="Domyślna_20_czcionka_20_akapitu"><text:span text:style-name="T11">2</text:span></text:span><text:span text:style-name="Domyślna_20_czcionka_20_akapitu"><text:span text:style-name="T12"> hossa</text:span></text:span></text:p>
          </table:table-cell>
          <table:table-cell table:style-name="Table1.D1" office:value-type="string">
            <text:p text:style-name="P12"><text:span text:style-name="Domyślna_20_czcionka_20_akapitu"><text:span text:style-name="T12">G</text:span></text:span><text:span text:style-name="Domyślna_20_czcionka_20_akapitu"><text:span text:style-name="T11">3 </text:span></text:span><text:span text:style-name="Domyślna_20_czcionka_20_akapitu"><text:span text:style-name="T12">stabilizacja</text:span></text:span></text:p>
          </table:table-cell>
        </table:table-row>
        <table:table-row>
          <table:table-cell table:style-name="Table1.A2" office:value-type="string">
            <text:p text:style-name="P12"><text:span text:style-name="Domyślna_20_czcionka_20_akapitu"><text:span text:style-name="T12">Strategia S</text:span></text:span><text:span text:style-name="Domyślna_20_czcionka_20_akapitu"><text:span text:style-name="T11">1</text:span></text:span></text:p>
          </table:table-cell>
          <table:table-cell table:style-name="Table1.A2" office:value-type="string">
            <text:p text:style-name="P11">16</text:p>
          </table:table-cell>
          <table:table-cell table:style-name="Table1.A2" office:value-type="string">
            <text:p text:style-name="P11">8</text:p>
          </table:table-cell>
          <table:table-cell table:style-name="Table1.D2" office:value-type="string">
            <text:p text:style-name="P11">19</text:p>
          </table:table-cell>
        </table:table-row>
        <table:table-row>
          <table:table-cell table:style-name="Table1.A2" office:value-type="string">
            <text:p text:style-name="P12"><text:span text:style-name="Domyślna_20_czcionka_20_akapitu"><text:span text:style-name="T12">Strategia S</text:span></text:span><text:span text:style-name="Domyślna_20_czcionka_20_akapitu"><text:span text:style-name="T11">2</text:span></text:span></text:p>
          </table:table-cell>
          <table:table-cell table:style-name="Table1.A2" office:value-type="string">
            <text:p text:style-name="P11">23</text:p>
          </table:table-cell>
          <table:table-cell table:style-name="Table1.A2" office:value-type="string">
            <text:p text:style-name="P11">11</text:p>
          </table:table-cell>
          <table:table-cell table:style-name="Table1.D2" office:value-type="string">
            <text:p text:style-name="P11">14</text:p>
          </table:table-cell>
        </table:table-row>
        <table:table-row>
          <table:table-cell table:style-name="Table1.A2" office:value-type="string">
            <text:p text:style-name="P12"><text:span text:style-name="Domyślna_20_czcionka_20_akapitu"><text:span text:style-name="T12">Strategia S</text:span></text:span><text:span text:style-name="Domyślna_20_czcionka_20_akapitu"><text:span text:style-name="T11">3</text:span></text:span></text:p>
          </table:table-cell>
          <table:table-cell table:style-name="Table1.A2" office:value-type="string">
            <text:p text:style-name="P11">21</text:p>
          </table:table-cell>
          <table:table-cell table:style-name="Table1.A2" office:value-type="string">
            <text:p text:style-name="P11">17</text:p>
          </table:table-cell>
          <table:table-cell table:style-name="Table1.D2" office:value-type="string">
            <text:p text:style-name="P11">9</text:p>
          </table:table-cell>
        </table:table-row>
      </table:table>
      <text:p text:style-name="P7"/>
      <text:p text:style-name="P3"><text:span text:style-name="Domyślna_20_czcionka_20_akapitu"><text:span text:style-name="T1">Naszym zadaniem jest wybranie optymalnej strategii dla piekarni.</text:span></text:span></text:p>
      <text:p text:style-name="P7"/>
      <text:p text:style-name="P3"><text:span text:style-name="Domyślna_20_czcionka_20_akapitu"><text:span text:style-name="T1">Ważną rzeczą jest decyzja czy przyjęte strategie będą realizowane raz czy wielokrotnie.</text:span></text:span></text:p>
      <text:p text:style-name="P3"><text:span text:style-name="Domyślna_20_czcionka_20_akapitu"><text:span text:style-name="T3">Reguła Bayesa</text:span></text:span></text:p>
      <text:p text:style-name="P3"><text:span text:style-name="Domyślna_20_czcionka_20_akapitu"><text:span text:style-name="T1">Strategie mogą dotyczyć wielu aspektów. Na przykład struktury produktów lub metod wytwarzania wyrobów ze względu na zmieniające się okoliczności gospodarcze. W przypadku wyboru strategii wielokrotnej właściciel piekarni powinien zastosować regułę Bayesa. Polega ona na obliczeniu średnich zysków z każdej strategii.</text:span></text:span></text:p>
      <text:p text:style-name="P7"/>
      <text:p text:style-name="P9"><draw:frame draw:style-name="fr1" draw:name="1" text:anchor-type="as-char" svg:width="11.227cm" style:rel-width="scale" svg:height="1.552cm" style:rel-height="scale" draw:z-index="0"><draw:object xlink:href="./Object 1" xlink:type="simple" xlink:show="embed" xlink:actuate="onLoad"/><draw:image xlink:href="./ObjectReplacements/Object 1" xlink:type="simple" xlink:show="embed" xlink:actuate="onLoad"/></draw:frame></text:p>
      <text:p text:style-name="P7"/>
      <text:p text:style-name="P9"><draw:frame draw:style-name="fr1" draw:name="2" text:anchor-type="as-char" svg:width="11.319cm" style:rel-width="scale" svg:height="1.552cm" style:rel-height="scale" draw:z-index="1"><draw:object xlink:href="./Object 2" xlink:type="simple" xlink:show="embed" xlink:actuate="onLoad"/><draw:image xlink:href="./ObjectReplacements/Object 2" xlink:type="simple" xlink:show="embed" xlink:actuate="onLoad"/></draw:frame></text:p>
      <text:p text:style-name="P7"/>
      <text:p text:style-name="P9"><draw:frame draw:style-name="fr1" draw:name="3" text:anchor-type="as-char" svg:width="11.294cm" style:rel-width="scale" svg:height="1.552cm" style:rel-height="scale" draw:z-index="2"><draw:object xlink:href="./Object 3" xlink:type="simple" xlink:show="embed" xlink:actuate="onLoad"/><draw:image xlink:href="./ObjectReplacements/Object 3" xlink:type="simple" xlink:show="embed" xlink:actuate="onLoad"/></draw:frame></text:p>
      <text:p text:style-name="P7"/>
      <text:p text:style-name="P3"><text:span text:style-name="Domyślna_20_czcionka_20_akapitu"><text:span text:style-name="T1">Najlepszą strategią zgodnie z regułą Bayesa jest strategia S</text:span></text:span><text:span text:style-name="Domyślna_20_czcionka_20_akapitu"><text:span text:style-name="T10">2</text:span></text:span><text:span text:style-name="Domyślna_20_czcionka_20_akapitu"><text:span text:style-name="T1"> dająca zysk Z</text:span></text:span><text:span text:style-name="Domyślna_20_czcionka_20_akapitu"><text:span text:style-name="T10">2</text:span></text:span><text:span text:style-name="Domyślna_20_czcionka_20_akapitu"><text:span text:style-name="T1"> przy założeniu, że pojawienie się stagnacji, hossy i stabilizacji jest tak samo prawdopodobne.</text:span></text:span></text:p>
      <text:p text:style-name="P3"><text:span text:style-name="Domyślna_20_czcionka_20_akapitu"><text:span text:style-name="T3">Jaką strategie powinna obrać piekarnia stosując regułę Hurwicza?</text:span></text:span></text:p>
      <text:p text:style-name="P3"><text:span text:style-name="Domyślna_20_czcionka_20_akapitu"><text:span text:style-name="T7">Załóżmy, że współczynnik ostrożności właściciela piekarni wynosi φ=0,6. Regułę Hurwicza opisuje wzór (6), gdzie b</text:span></text:span><text:span text:style-name="Domyślna_20_czcionka_20_akapitu"><text:span text:style-name="T9">min</text:span></text:span><text:span text:style-name="Domyślna_20_czcionka_20_akapitu"><text:span text:style-name="T7"> to minimalny zysk ze strategii S</text:span></text:span><text:span text:style-name="Domyślna_20_czcionka_20_akapitu"><text:span text:style-name="T9">n</text:span></text:span><text:span text:style-name="Domyślna_20_czcionka_20_akapitu"><text:span text:style-name="T7">, a b</text:span></text:span><text:span text:style-name="Domyślna_20_czcionka_20_akapitu"><text:span text:style-name="T9">max</text:span></text:span><text:span text:style-name="Domyślna_20_czcionka_20_akapitu"><text:span text:style-name="T7"> to maksymalny zysk ze strategii S</text:span></text:span><text:span text:style-name="Domyślna_20_czcionka_20_akapitu"><text:span text:style-name="T9">n</text:span></text:span><text:span text:style-name="Domyślna_20_czcionka_20_akapitu"><text:span text:style-name="T7">.</text:span></text:span></text:p>
      <text:p text:style-name="P10"/>
      <text:p text:style-name="P5"><draw:frame draw:style-name="fr1" draw:name="4" text:anchor-type="as-char" svg:width="9.068cm" style:rel-width="scale" svg:height="0.81cm" style:rel-height="scale" draw:z-index="3"><draw:object xlink:href="./Object 4" xlink:type="simple" xlink:show="embed" xlink:actuate="onLoad"/><draw:image xlink:href="./ObjectReplacements/Object 4" xlink:type="simple" xlink:show="embed" xlink:actuate="onLoad"/></draw:frame></text:p>
      <text:p text:style-name="P3"/>
      <text:p text:style-name="P3"><text:span text:style-name="Domyślna_20_czcionka_20_akapitu"><text:span text:style-name="T1">Podstawiamy do wzoru (6) dane ze tabeli 1.</text:span></text:span></text:p>
      <text:p text:style-name="P7"><text:soft-page-break/></text:p>
      <text:p text:style-name="P9"><draw:frame draw:style-name="fr1" draw:name="5" text:anchor-type="as-char" svg:width="11.047cm" style:rel-width="scale" svg:height="0.81cm" style:rel-height="scale" draw:z-index="4"><draw:object xlink:href="./Object 5" xlink:type="simple" xlink:show="embed" xlink:actuate="onLoad"/><draw:image xlink:href="./ObjectReplacements/Object 5" xlink:type="simple" xlink:show="embed" xlink:actuate="onLoad"/></draw:frame></text:p>
      <text:p text:style-name="P7"/>
      <text:p text:style-name="P9"><draw:frame draw:style-name="fr1" draw:name="6" text:anchor-type="as-char" svg:width="11.072cm" style:rel-width="scale" svg:height="0.81cm" style:rel-height="scale" draw:z-index="5"><draw:object xlink:href="./Object 6" xlink:type="simple" xlink:show="embed" xlink:actuate="onLoad"/><draw:image xlink:href="./ObjectReplacements/Object 6" xlink:type="simple" xlink:show="embed" xlink:actuate="onLoad"/></draw:frame></text:p>
      <text:p text:style-name="P7"/>
      <text:p text:style-name="P9"><draw:frame draw:style-name="fr1" draw:name="7" text:anchor-type="as-char" svg:width="11.171cm" style:rel-width="scale" svg:height="0.81cm" style:rel-height="scale" draw:z-index="6"><draw:object xlink:href="./Object 7" xlink:type="simple" xlink:show="embed" xlink:actuate="onLoad"/><draw:image xlink:href="./ObjectReplacements/Object 7" xlink:type="simple" xlink:show="embed" xlink:actuate="onLoad"/></draw:frame></text:p>
      <text:p text:style-name="P7"/>
      <text:p text:style-name="P10"><text:span text:style-name="Domyślna_20_czcionka_20_akapitu"><text:span text:style-name="T7">Znowu więc optymalną strategią okazała się strategia S</text:span></text:span><text:span text:style-name="Domyślna_20_czcionka_20_akapitu"><text:span text:style-name="T9">2</text:span></text:span><text:span text:style-name="Domyślna_20_czcionka_20_akapitu"><text:span text:style-name="T7">.</text:span></text:span></text:p>
      <text:p text:style-name="P7"/>
      <text:p text:style-name="P10"><text:span text:style-name="Domyślna_20_czcionka_20_akapitu"><text:span text:style-name="T8">Podsumowanie</text:span></text:span></text:p>
      <text:p text:style-name="P7"/>
      <text:p text:style-name="P10"><text:span text:style-name="Domyślna_20_czcionka_20_akapitu"><text:span text:style-name="T7">W tym krótkim podsumowaniu przedstawiłem jakie są możliwości analizowania własnych strategii. Budowanie scenariuszy działań zależnych od przebiegu zmiany otoczenia jest szeroko stosowane w sytuacjach dynamicznych takich jak działania wojenne lub nagłe zmiany społeczno-gospodarcze. Opisane reguły mogą pomóc w racjonalnym planowaniu przyszłych działań.</text:span></text:span></text:p>
      <text:p text:style-name="P10"><text:span text:style-name="Domyślna_20_czcionka_20_akapitu"><text:span text:style-name="T7"><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omyślna_20_czcionka_20_akapitu" style:display-name="Domyślna czcionka akapitu" style:family="text"/>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oszczyński Wojciech</meta:initial-creator>
    <meta:creation-date>2021-12-01T11:34:00Z</meta:creation-date>
    <dc:date>2021-12-01T12:40:59.154141971</dc:date>
    <meta:editing-cycles>3</meta:editing-cycles>
    <meta:editing-duration>PT7M23S</meta:editing-duration>
    <meta:document-statistic meta:table-count="1" meta:image-count="0" meta:object-count="7" meta:page-count="4" meta:paragraph-count="55" meta:word-count="805" meta:character-count="5970" meta:non-whitespace-character-count="5204"/>
    <meta:template xlink:type="simple" xlink:actuate="onRequest" xlink:title="" xlink:href="../../../../../../C05F-C1BA/programowanie%20w%20warunkach%20niepewności.odt/Normal"/>
  </office:meta>
</office:document-meta>
</file>

<file path=Object 1/content.xml><?xml version="1.0" encoding="utf-8"?>
<math xmlns="http://www.w3.org/1998/Math/MathML" display="block">
  <semantics>
    <mrow>
      <msub>
        <mi>Z</mi>
        <mn>1</mn>
      </msub>
      <mrow/>
      <mrow>
        <mrow/>
        <mo stretchy="false">=</mo>
        <mrow/>
      </mrow>
      <mrow/>
      <mrow>
        <mfrac>
          <mrow>
            <mo stretchy="false">(</mo>
            <mrow>
              <mn>16</mn>
              <mo stretchy="false">+</mo>
              <mn>8</mn>
              <mo stretchy="false">+</mo>
              <mn>9</mn>
            </mrow>
            <mo stretchy="false">)</mo>
          </mrow>
          <mn>3</mn>
        </mfrac>
        <mo stretchy="false">=</mo>
        <mn>14,3</mn>
      </mrow>
      <mrow/>
      <mrow/>
      <mi mathvariant="italic">mln</mi>
      <mrow/>
      <mrow/>
      <mi mathvariant="italic">zł</mi>
      <mrow/>
      <mrow/>
      <mrow/>
      <mrow/>
      <mrow/>
      <mrow/>
      <mrow/>
      <mrow/>
      <mrow/>
      <mrow/>
      <mrow/>
      <mrow/>
      <mrow/>
      <mrow/>
      <mrow/>
      <mrow/>
      <mrow/>
      <mrow/>
      <mrow/>
      <mrow/>
      <mrow/>
      <mrow/>
      <mrow/>
      <mrow/>
      <mrow/>
      <mrow/>
      <mrow/>
      <mrow/>
      <mrow/>
      <mrow/>
      <mrow/>
      <mrow/>
      <mrow/>
      <mrow/>
      <mrow/>
      <mrow/>
      <mrow/>
      <mrow/>
      <mrow/>
      <mrow>
        <mo fence="true" stretchy="false">(</mo>
        <mrow>
          <mn>1</mn>
        </mrow>
        <mo fence="true" stretchy="false">)</mo>
      </mrow>
    </mrow>
    <annotation encoding="StarMath 5.0">{Z_1{}{} ={}{}{ \(  16 + 8 + 9  \)} over 3 =14,3 {}{}mln{}{}zł  {}{}{}{}{}{}{}{}{}{}{}{}{}{}{}{}{}{}{}{}{}{}{}{}{}{}{}{}{}{}{}{}{}{}{}{}{}{}{}(1)}</annotation>
  </semantics>
</math>
</file>

<file path=Object 2/content.xml><?xml version="1.0" encoding="utf-8"?>
<math xmlns="http://www.w3.org/1998/Math/MathML" display="block">
  <semantics>
    <mrow>
      <msub>
        <mi>Z</mi>
        <mn>2</mn>
      </msub>
      <mrow/>
      <mrow>
        <mrow/>
        <mo stretchy="false">=</mo>
        <mrow/>
      </mrow>
      <mrow/>
      <mrow>
        <mfrac>
          <mrow>
            <mo stretchy="false">(</mo>
            <mrow>
              <mn>23</mn>
              <mo stretchy="false">+</mo>
              <mn>11</mn>
              <mo stretchy="false">+</mo>
              <mn>14</mn>
            </mrow>
            <mo stretchy="false">)</mo>
          </mrow>
          <mn>3</mn>
        </mfrac>
        <mo stretchy="false">=</mo>
        <mn>16,0</mn>
      </mrow>
      <mrow/>
      <mrow/>
      <mi mathvariant="italic">mln</mi>
      <mrow/>
      <mrow/>
      <mi mathvariant="italic">zł</mi>
      <mrow/>
      <mrow/>
      <mrow/>
      <mrow/>
      <mrow/>
      <mrow/>
      <mrow/>
      <mrow/>
      <mrow/>
      <mrow/>
      <mrow/>
      <mrow/>
      <mrow/>
      <mrow/>
      <mrow/>
      <mrow/>
      <mrow/>
      <mrow/>
      <mrow/>
      <mrow/>
      <mrow/>
      <mrow/>
      <mrow/>
      <mrow/>
      <mrow/>
      <mrow/>
      <mrow/>
      <mrow/>
      <mrow/>
      <mrow/>
      <mo stretchy="false">(</mo>
      <mn>2</mn>
      <mo stretchy="false">)</mo>
    </mrow>
    <annotation encoding="StarMath 5.0">{Z_2{}{} ={}{}{ \(  23 + 11 + 14  \)} over 3 =16,0{}{} mln{}{} zł  {}{}{}{}{}{}{}{}{}{}{}{}{}{}{}{}{}{}{}{}{}{}{}{}{}{}{}{}{}{}\( 2  \)}</annotation>
  </semantics>
</math>
</file>

<file path=Object 3/content.xml><?xml version="1.0" encoding="utf-8"?>
<math xmlns="http://www.w3.org/1998/Math/MathML" display="block">
  <semantics>
    <mrow>
      <msub>
        <mi>Z</mi>
        <mn>3</mn>
      </msub>
      <mrow/>
      <mrow>
        <mrow/>
        <mo stretchy="false">=</mo>
        <mrow/>
      </mrow>
      <mrow/>
      <mrow>
        <mfrac>
          <mrow>
            <mo stretchy="false">(</mo>
            <mrow>
              <mn>21</mn>
              <mo stretchy="false">+</mo>
              <mn>17</mn>
              <mo stretchy="false">+</mo>
              <mn>9</mn>
            </mrow>
            <mo stretchy="false">)</mo>
          </mrow>
          <mn>3</mn>
        </mfrac>
        <mo stretchy="false">=</mo>
        <mn>15,6</mn>
      </mrow>
      <mrow/>
      <mrow/>
      <mi mathvariant="italic">mln</mi>
      <mrow/>
      <mrow/>
      <mi mathvariant="italic">zł</mi>
      <mrow/>
      <mrow/>
      <mrow/>
      <mrow/>
      <mrow/>
      <mrow/>
      <mrow/>
      <mrow/>
      <mrow/>
      <mrow/>
      <mrow/>
      <mrow/>
      <mrow/>
      <mrow/>
      <mrow/>
      <mrow/>
      <mrow/>
      <mrow/>
      <mrow/>
      <mrow/>
      <mrow/>
      <mrow/>
      <mrow/>
      <mrow/>
      <mrow/>
      <mrow/>
      <mrow/>
      <mrow/>
      <mrow/>
      <mrow/>
      <mrow/>
      <mrow/>
      <mrow/>
      <mrow/>
      <mo stretchy="false">(</mo>
      <mn>3</mn>
      <mo stretchy="false">)</mo>
    </mrow>
    <annotation encoding="StarMath 5.0">{Z_3 {}{}={}{}{ \(  21 + 17 + 9  \)} over 3 =15,6{}{}mln{}{} zł {}{}{}{}{}{}{}{}{}{}{}{}{}{}{}{}{}{}{}{}{}{}{}{}{}{}{}{}{}{}{}{}{}{} \( 3  \)}</annotation>
  </semantics>
</math>
</file>

<file path=Object 4/content.xml><?xml version="1.0" encoding="utf-8"?>
<math xmlns="http://www.w3.org/1998/Math/MathML" display="block">
  <semantics>
    <mrow>
      <mi>Z</mi>
      <mrow/>
      <mrow>
        <mrow/>
        <mo stretchy="false">=</mo>
        <mrow/>
      </mrow>
      <mrow/>
      <mrow>
        <mrow>
          <mi>φ</mi>
          <mo stretchy="false">×</mo>
          <msub>
            <mi>b</mi>
            <mrow>
              <mi>m</mi>
              <mi>i</mi>
              <mi>n</mi>
            </mrow>
          </msub>
        </mrow>
        <mo stretchy="false">+</mo>
        <mo stretchy="false">(</mo>
      </mrow>
      <mrow>
        <mn>1</mn>
        <mo stretchy="false">−</mo>
        <mi>φ</mi>
      </mrow>
      <mrow>
        <mo stretchy="false">)</mo>
        <mo stretchy="false">×</mo>
        <msub>
          <mi>b</mi>
          <mrow>
            <mi>m</mi>
            <mi>a</mi>
            <mi>x</mi>
          </mrow>
        </msub>
      </mrow>
      <mrow/>
      <mrow/>
      <mrow/>
      <mrow/>
      <mrow/>
      <mrow/>
      <mrow/>
      <mrow/>
      <mrow/>
      <mrow/>
      <mrow/>
      <mrow/>
      <mrow/>
      <mrow/>
      <mrow/>
      <mrow/>
      <mo stretchy="false">(</mo>
      <mn>4</mn>
      <mo stretchy="false">)</mo>
    </mrow>
    <annotation encoding="StarMath 5.0">{Z {}{}={}{}φ  times b_{m i n} + \( 1 -φ  \)  times b_{m a x} {}{}{}{}{}{}{}{}{}{}{}{}{}{}{}{} \( 4  \)}</annotation>
  </semantics>
</math>
</file>

<file path=Object 5/content.xml><?xml version="1.0" encoding="utf-8"?>
<math xmlns="http://www.w3.org/1998/Math/MathML" display="block">
  <semantics>
    <mrow>
      <mrow>
        <msub>
          <mi>Z</mi>
          <mn>1</mn>
        </msub>
        <mo stretchy="false">=</mo>
        <mo stretchy="false">(</mo>
      </mrow>
      <mrow>
        <mn>0,6</mn>
        <mo stretchy="false">×</mo>
        <mn>8</mn>
      </mrow>
      <mrow>
        <mo stretchy="false">)</mo>
        <mo stretchy="false">+</mo>
        <mo stretchy="false">(</mo>
      </mrow>
      <mrow>
        <mn>0,4</mn>
        <mo stretchy="false">×</mo>
        <mn>19</mn>
      </mrow>
      <mrow>
        <mo stretchy="false">)</mo>
        <mo stretchy="false">=</mo>
        <mn>12,4</mn>
      </mrow>
      <mrow/>
      <mrow/>
      <mrow/>
      <mrow/>
      <mrow/>
      <mrow/>
      <mrow/>
      <mrow/>
      <mrow/>
      <mrow/>
      <mrow/>
      <mrow/>
      <mrow/>
      <mrow/>
      <mrow/>
      <mrow/>
      <mrow/>
      <mrow/>
      <mrow/>
      <mrow/>
      <mrow/>
      <mrow/>
      <mrow/>
      <mrow/>
      <mrow/>
      <mrow/>
      <mrow/>
      <mrow/>
      <mrow/>
      <mrow/>
      <mrow/>
      <mrow/>
      <mo stretchy="false">(</mo>
      <mn>5</mn>
      <mo stretchy="false">)</mo>
    </mrow>
    <annotation encoding="StarMath 5.0">{Z_1 = \( 0,6  times 8  \) + \( 0,4  times 19  \) =12,4 {}{}{}{}{}{}{}{}{}{}{}{}{}{}{}{}{}{}{}{}{}{}{}{}{}{}{}{}{}{}{}{} \( 5  \)}</annotation>
  </semantics>
</math>
</file>

<file path=Object 6/content.xml><?xml version="1.0" encoding="utf-8"?>
<math xmlns="http://www.w3.org/1998/Math/MathML" display="block">
  <semantics>
    <mrow>
      <mrow>
        <msub>
          <mi>Z</mi>
          <mn>2</mn>
        </msub>
        <mo stretchy="false">=</mo>
        <mo stretchy="false">(</mo>
      </mrow>
      <mrow>
        <mn>0,6</mn>
        <mo stretchy="false">×</mo>
        <mn>11</mn>
      </mrow>
      <mrow>
        <mo stretchy="false">)</mo>
        <mo stretchy="false">+</mo>
        <mo stretchy="false">(</mo>
      </mrow>
      <mrow>
        <mn>0,4</mn>
        <mo stretchy="false">×</mo>
        <mn>23</mn>
      </mrow>
      <mrow>
        <mo stretchy="false">)</mo>
        <mo stretchy="false">=</mo>
        <mn>15,8</mn>
      </mrow>
      <mrow/>
      <mrow/>
      <mrow/>
      <mrow/>
      <mrow/>
      <mrow/>
      <mrow/>
      <mrow/>
      <mrow/>
      <mrow/>
      <mrow/>
      <mrow/>
      <mrow/>
      <mrow/>
      <mrow/>
      <mrow/>
      <mrow/>
      <mrow/>
      <mrow/>
      <mrow/>
      <mrow/>
      <mrow/>
      <mrow/>
      <mrow/>
      <mrow/>
      <mrow/>
      <mrow/>
      <mrow/>
      <mo stretchy="false">(</mo>
      <mn>6</mn>
      <mo stretchy="false">)</mo>
    </mrow>
    <annotation encoding="StarMath 5.0">{Z_2 = \( 0,6  times 11  \) + \( 0,4  times 23  \) =15,8 {}{}{}{}{}{}{}{}{}{}{}{}{}{}{}{}{}{}{}{}{}{}{}{}{}{}{}{} \( 6  \)}</annotation>
  </semantics>
</math>
</file>

<file path=Object 7/content.xml><?xml version="1.0" encoding="utf-8"?>
<math xmlns="http://www.w3.org/1998/Math/MathML" display="block">
  <semantics>
    <mrow>
      <mrow>
        <msub>
          <mi>Z</mi>
          <mn>3</mn>
        </msub>
        <mo stretchy="false">=</mo>
        <mo stretchy="false">(</mo>
      </mrow>
      <mrow>
        <mn>0,6</mn>
        <mo stretchy="false">×</mo>
        <mn>9</mn>
      </mrow>
      <mrow>
        <mo stretchy="false">)</mo>
        <mo stretchy="false">+</mo>
        <mo stretchy="false">(</mo>
      </mrow>
      <mrow>
        <mn>0,4</mn>
        <mo stretchy="false">×</mo>
        <mn>21</mn>
      </mrow>
      <mrow>
        <mo stretchy="false">)</mo>
        <mo stretchy="false">=</mo>
        <mn>13,8</mn>
      </mrow>
      <mrow/>
      <mrow/>
      <mrow/>
      <mrow/>
      <mrow/>
      <mrow/>
      <mrow/>
      <mrow/>
      <mrow/>
      <mrow/>
      <mrow/>
      <mrow/>
      <mrow/>
      <mrow/>
      <mrow/>
      <mrow/>
      <mrow/>
      <mrow/>
      <mrow/>
      <mrow/>
      <mrow/>
      <mrow/>
      <mrow/>
      <mrow/>
      <mrow/>
      <mrow/>
      <mrow/>
      <mrow/>
      <mrow/>
      <mrow/>
      <mrow/>
      <mrow/>
      <mrow/>
      <mrow/>
      <mo stretchy="false">(</mo>
      <mn>7</mn>
      <mo stretchy="false">)</mo>
    </mrow>
    <annotation encoding="StarMath 5.0">{Z_3 = \( 0,6  times 9  \) + \( 0,4  times 21  \) =13,8 {}{}{}{}{}{}{}{}{}{}{}{}{}{}{}{}{}{}{}{}{}{}{}{}{}{}{}{}{}{}{}{}{}{} \( 7  \)}</annotation>
  </semantics>
</math>
</file>